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2b82" officeooo:paragraph-rsid="00092b8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92b82" officeooo:paragraph-rsid="00092b8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officeooo:rsid="00092b82" officeooo:paragraph-rsid="00092b82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92b82" officeooo:paragraph-rsid="000d39b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92b82" officeooo:paragraph-rsid="000f0afa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2b82" officeooo:paragraph-rsid="0010d3d5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92b82" officeooo:paragraph-rsid="00092b82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92b82" officeooo:paragraph-rsid="001452ae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092b82" officeooo:paragraph-rsid="001ac7fa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92b82" officeooo:paragraph-rsid="0010d3d5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452ae" officeooo:paragraph-rsid="001452ae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58fc2" officeooo:paragraph-rsid="00158fc2" style:font-size-asian="11.3500003814697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61c5"/>
    </style:style>
    <style:style style:name="T3" style:family="text">
      <style:text-properties officeooo:rsid="000d39b9"/>
    </style:style>
    <style:style style:name="T4" style:family="text">
      <style:text-properties officeooo:rsid="000f0afa"/>
    </style:style>
    <style:style style:name="T5" style:family="text">
      <style:text-properties officeooo:rsid="000faad9"/>
    </style:style>
    <style:style style:name="T6" style:family="text">
      <style:text-properties officeooo:rsid="000fda83"/>
    </style:style>
    <style:style style:name="T7" style:family="text">
      <style:text-properties officeooo:rsid="0010d3d5"/>
    </style:style>
    <style:style style:name="T8" style:family="text">
      <style:text-properties officeooo:rsid="0012fb59"/>
    </style:style>
    <style:style style:name="T9" style:family="text">
      <style:text-properties officeooo:rsid="001452ae"/>
    </style:style>
    <style:style style:name="T10" style:family="text">
      <style:text-properties officeooo:rsid="00168a02"/>
    </style:style>
    <style:style style:name="T11" style:family="text">
      <style:text-properties officeooo:rsid="001813fe"/>
    </style:style>
    <style:style style:name="T12" style:family="text">
      <style:text-properties officeooo:rsid="0018ebba"/>
    </style:style>
    <style:style style:name="T13" style:family="text">
      <style:text-properties officeooo:rsid="001ac7fa"/>
    </style:style>
    <style:style style:name="T14" style:family="text">
      <style:text-properties officeooo:rsid="001bad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vétérinaire</text:p>
      <text:p text:style-name="P1"/>
      <text:p text:style-name="P2"/>
      <text:p text:style-name="P3"><text:span text:style-name="T1">Problématique</text:span> :</text:p>
      <text:p text:style-name="P3"><text:tab/></text:p>
      <text:p text:style-name="P3"><text:tab/><text:span text:style-name="T8">Un vétérinaire désire gérer le suivi de ses consultation par un site intranet . Selon les pathologies rencontrés , il peut effectuer des manipulation ostéopathiques , préconiser des remèdes qui peuvent être homéopathiques ou phytothérapeutiques.</text:span></text:p>
      <text:p text:style-name="P8"><text:tab/><text:span text:style-name="T8">Il enregistre des information sur les animaux ainsi que leur proprietaire qui peuvent être des particuliers ou des entreprises.</text:span></text:p>
      <text:p text:style-name="P8"><text:span text:style-name="T8"><text:tab/>Une consultation peut se dérouler en extérieur ou au cabinet. A chaque consultation , </text:span></text:p>
      <text:p text:style-name="P3"><text:span text:style-name="T9">il note la date , l'heure et la durée de la consultation , le prolème posé , le diagnostic , le résumé des eventuelles manipulation ostéopathiques effectuées.</text:span></text:p>
      <text:p text:style-name="P12">Pour une consultation <text:s/><text:span text:style-name="T8">homéopathique , </text:span>il note le detail du traitement prescris.</text:p>
      <text:p text:style-name="P3"/>
      <text:p text:style-name="P3"/>
      <text:p text:style-name="P11"><text:span text:style-name="T1">Identifiant du site </text:span>:</text:p>
      <text:p text:style-name="P11"><text:tab/>Login : Charcutier</text:p>
      <text:p text:style-name="P11"><text:tab/>Mot de passe : saucisson</text:p>
      <text:p text:style-name="P11"><text:span text:style-name="T1">Adresse</text:span> :</text:p>
      <text:p text:style-name="P11"><text:tab/>https://etudiant.univ-mlv.fr/~cnoel/index.php</text:p>
      <text:p text:style-name="P3"/>
      <text:p text:style-name="P3"/>
      <text:p text:style-name="P3"><text:span text:style-name="T1">Liste des tables</text:span> :</text:p>
      <text:p text:style-name="P3"><text:tab/>- V_ANIMAL : <text:s/>2 clé étrangère <text:s/>:</text:p>
      <text:p text:style-name="P3"><text:tab/><text:tab/>- "espece" qui référence l'identifiant de la table V_ESPECE</text:p>
      <text:p text:style-name="P3"><text:tab/><text:tab/>- "proprietaire" qui reference à l'identifiant du proprietaire dans la table <text:tab/><text:tab/><text:tab/><text:tab/>V_PROPRIETAIRE</text:p>
      <text:p text:style-name="P3"><text:tab/><text:span text:style-name="T2">Il ne peut pas y avoir d'animal sans proprietaire , ni d'animal sans espèce .</text:span></text:p>
      <text:p text:style-name="P3"><text:tab/><text:span text:style-name="T13">Un animal a toujours une espèce , un genre , un proprietaire et l'on sait si l'animal est <text:tab/>sterile ou non .</text:span></text:p>
      <text:p text:style-name="P3"><text:tab/><text:span text:style-name="T13">S'il possède un numéro de tatouage ou de puce , ces numéros sont unique.</text:span></text:p>
      <text:p text:style-name="P3"><text:tab/></text:p>
      <text:p text:style-name="P3"/>
      <text:p text:style-name="P3"><text:tab/>- V_CONSULTATION : <text:span text:style-name="T13">1 clé étrangère :</text:span></text:p>
      <text:p text:style-name="P3"><text:tab/><text:tab/>- "<text:span text:style-name="T13">client" qui référence à l'identifiant de la table V_PROPRIETAIRE </text:span></text:p>
      <text:p text:style-name="P3"><text:tab/><text:tab/><text:span text:style-name="T13">Une consultation a toujours une date ainsi qu'un lieu et un client.</text:span></text:p>
      <text:p text:style-name="P3"/>
      <text:p text:style-name="P3"><text:tab/>- V_ENTREPRISE : <text:span text:style-name="T3">1 clé etrangère :</text:span></text:p>
      <text:p text:style-name="P4"><text:tab/><text:tab/>- "<text:span text:style-name="T3">identifiant" </text:span>qui reference à l'identifiant du proprietaire dans la table <text:tab/><text:tab/><text:tab/><text:tab/>V_PROPRIETAIRE</text:p>
      <text:p text:style-name="P4"><text:tab/><text:tab/><text:span text:style-name="T3">L'entité entreprise est une entité fille de l'entité proprietaire </text:span><text:s/>, <text:span text:style-name="T3">ainsi une <text:tab/><text:tab/><text:tab/><text:tab/>entreprise est forcément un proprietaire </text:span></text:p>
      <text:p text:style-name="P3"><text:tab/><text:tab/><text:span text:style-name="T13">Une entreprise possède toujours un nom et est toujours affilié à un type <text:tab/><text:tab/><text:tab/>d'entreprise</text:span></text:p>
      <text:p text:style-name="P3"/>
      <text:p text:style-name="P3"><text:tab/>- V_ESPECE</text:p>
      <text:p text:style-name="P3"><text:tab/><text:tab/><text:span text:style-name="T13">Une espèce possède toujours un libellé unique.</text:span></text:p>
      <text:p text:style-name="P3"><text:soft-page-break/><text:tab/><text:tab/><text:tab/></text:p>
      <text:p text:style-name="P3"><text:tab/></text:p>
      <text:p text:style-name="P3"/>
      <text:p text:style-name="P3"/>
      <text:p text:style-name="P3"><text:tab/>- V_LOCALITE</text:p>
      <text:p text:style-name="P3"><text:tab/><text:tab/><text:span text:style-name="T12">Il ne peut pas y avoir de localité sans code postal ni libellé , ce libellé est <text:tab/>unique.</text:span></text:p>
      <text:p text:style-name="P3"/>
      <text:p text:style-name="P3"><text:tab/>- V_MEDICAMENT</text:p>
      <text:p text:style-name="P3"><text:tab/><text:tab/><text:span text:style-name="T14">Un médicament a toujours un libellé qui est unique .</text:span></text:p>
      <text:p text:style-name="P3"/>
      <text:p text:style-name="P3"/>
      <text:p text:style-name="P4"><text:tab/>- V_PARTICULIER : <text:span text:style-name="T3">1 clé etrangère :</text:span></text:p>
      <text:p text:style-name="P9"><text:tab/><text:tab/>- "<text:span text:style-name="T3">identifiant" </text:span>qui reference à l'identifiant du proprietaire dans la table</text:p>
      <text:p text:style-name="P9"><text:span text:style-name="T3"><text:tab/><text:tab/>L'entité particulier est une entité fille de l'entité proprietaire </text:span><text:s/>, <text:span text:style-name="T3">ainsi un<text:tab/><text:tab/><text:tab/><text:tab/>particulier est forcément un proprietaire </text:span></text:p>
      <text:p text:style-name="P9"><text:tab/><text:tab/><text:span text:style-name="T13">Une particulier a obligatoirement un nom et un prénom .</text:span></text:p>
      <text:p text:style-name="P9"/>
      <text:p text:style-name="P9"><text:tab/>- V_PROPRIETAIRE</text:p>
      <text:p text:style-name="P4"><text:tab/><text:tab/><text:span text:style-name="T3">L'entité particulier est une entité fille de l'entité proprietaire</text:span> , <text:span text:style-name="T3">ainsi un <text:tab/><text:tab/><text:tab/><text:tab/>particulier est forcément un proprietaire </text:span></text:p>
      <text:p text:style-name="P3"/>
      <text:p text:style-name="P3"><text:tab/>- V_PROPRIETAIRE : <text:span text:style-name="T4">1 clé étrangère :</text:span></text:p>
      <text:p text:style-name="P5"><text:tab/><text:tab/>- "<text:span text:style-name="T4">localite" qui reference a l'identifiant de la table </text:span>V_LOCALITE .</text:p>
      <text:p text:style-name="P5"><text:tab/><text:tab/><text:span text:style-name="T4">L'entité proprietaire est aussi une entité mère pour les entité Entreprise et <text:tab/><text:tab/><text:tab/><text:tab/>Particulier</text:span></text:p>
      <text:p text:style-name="P5"><text:tab/><text:tab/><text:span text:style-name="T4">Un proprietaire possède forcément une localité .</text:span></text:p>
      <text:p text:style-name="P3"/>
      <text:p text:style-name="P6"/>
      <text:p text:style-name="P6"/>
      <text:p text:style-name="P6"><text:tab/>- V_SOINS : <text:span text:style-name="T7">3 clés étrangère :</text:span></text:p>
      <text:p text:style-name="P6"><text:tab/><text:tab/>- "<text:span text:style-name="T7">consultation" <text:s/>qui reference a l'identifiant de la table V_CONSULTATION</text:span></text:p>
      <text:p text:style-name="P6"><text:tab/><text:tab/>- "<text:span text:style-name="T7">animal" <text:s/>qui reference a l'identifiant de la table <text:s/></text:span>V_ANIMAL</text:p>
      <text:p text:style-name="P6"><text:tab/><text:tab/>- "<text:span text:style-name="T7">traitement" <text:s/>qui reference a l'identifiant de la table V_TRAITEMENT</text:span></text:p>
      <text:p text:style-name="P3"><text:tab/><text:tab/><text:span text:style-name="T7">Pour qu'il y ai des soins , il faut forcement qu'il y est une consultation , un <text:tab/><text:tab/><text:tab/><text:tab/>animal soigné .</text:span></text:p>
      <text:p text:style-name="P3"><text:tab/><text:tab/><text:span text:style-name="T7">Un traitement n'est pas obligatoire , il n'y en que si c'etait une consultation <text:tab/><text:tab/>homéopathique</text:span></text:p>
      <text:p text:style-name="P3"><text:tab/><text:tab/><text:span text:style-name="T10">S'il n'y a pas de manipulation ostéopathiques <text:s/>, le champ "manipulation" de la <text:tab/><text:tab/><text:tab/>table sera vide</text:span></text:p>
      <text:p text:style-name="P3"/>
      <text:p text:style-name="P3"/>
      <text:p text:style-name="P3"/>
      <text:p text:style-name="P3"><text:tab/>- V_TRAITEMENT : <text:span text:style-name="T5">1 clé étrangère :</text:span></text:p>
      <text:p text:style-name="P3"><text:tab/><text:tab/>- "<text:span text:style-name="T5">medicament" qui référence à l'identifiant de la table V_MEDICAMENT</text:span></text:p>
      <text:p text:style-name="P3"><text:tab/><text:tab/><text:span text:style-name="T6">Ainsi il ne peut pas y avoir de traitement sans medicament .</text:span></text:p>
      <text:p text:style-name="P3"><text:tab/><text:tab/><text:span text:style-name="T11">Un traitement a forcement une durée donnée .</text:span>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42S</meta:editing-duration>
    <meta:editing-cycles>25</meta:editing-cycles>
    <meta:generator>LibreOffice/4.2.3.3$Windows_x86 LibreOffice_project/882f8a0a489bc99a9e60c7905a60226254cb6ff0</meta:generator>
    <dc:date>2014-05-15T14:23:17.356000000</dc:date>
    <meta:document-statistic meta:table-count="0" meta:image-count="0" meta:object-count="0" meta:page-count="3" meta:paragraph-count="57" meta:word-count="556" meta:character-count="3525" meta:non-whitespace-character-count="2892"/>
    <meta:user-defined meta:name="Info 1"/>
    <meta:user-defined meta:name="Info 2"/>
    <meta:user-defined meta:name="Info 3"/>
    <meta:user-defined meta:name="Info 4"/>
  </office:meta>
</office:document-meta>
</file>